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16689b" officeooo:paragraph-rsid="0016689b" style:font-weight-asian="bold" style:font-weight-complex="bold"/>
    </style:style>
    <style:style style:name="P2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fo:font-weight="bold" officeooo:rsid="0016689b" officeooo:paragraph-rsid="0016689b" style:font-weight-asian="bold" style:font-weight-complex="bold"/>
    </style:style>
    <style:style style:name="P3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fo:font-weight="bold" officeooo:rsid="0016689b" officeooo:paragraph-rsid="0016689b" style:font-weight-asian="bold" style:font-weight-complex="bold"/>
    </style:style>
    <style:style style:name="P4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officeooo:paragraph-rsid="0016689b"/>
    </style:style>
    <style:style style:name="P5" style:family="paragraph" style:parent-style-name="Standard" style:list-style-name="L2">
      <style:paragraph-properties fo:margin-top="0cm" fo:margin-bottom="0.282cm" loext:contextual-spacing="false" fo:line-height="150%" fo:text-align="start" style:justify-single-word="false"/>
      <style:text-properties officeooo:paragraph-rsid="0016689b"/>
    </style:style>
    <style:style style:name="P6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fo:font-weight="normal" officeooo:rsid="0016689b" officeooo:paragraph-rsid="0016689b" style:font-weight-asian="normal" style:font-weight-complex="normal"/>
    </style:style>
    <style:style style:name="P7" style:family="paragraph" style:parent-style-name="Standard" style:list-style-name="L2">
      <style:paragraph-properties fo:margin-top="0cm" fo:margin-bottom="0.282cm" loext:contextual-spacing="false" fo:line-height="150%" fo:text-align="start" style:justify-single-word="false"/>
      <style:text-properties officeooo:rsid="0016a9b9" officeooo:paragraph-rsid="0016a9b9"/>
    </style:style>
    <style:style style:name="P8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officeooo:rsid="0016a9b9" officeooo:paragraph-rsid="0016a9b9"/>
    </style:style>
    <style:style style:name="P9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officeooo:rsid="00191d44" officeooo:paragraph-rsid="001ab546"/>
    </style:style>
    <style:style style:name="T1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2" style:family="text">
      <style:text-properties style:font-name="Times New Roman" fo:font-size="14pt" fo:language="ru" fo:country="RU" officeooo:rsid="0016a9b9" style:font-name-asian="Times New Roman1" style:font-size-asian="14pt" style:font-size-complex="14pt"/>
    </style:style>
    <style:style style:name="T3" style:family="text">
      <style:text-properties style:font-name="Times New Roman" fo:font-size="14pt" fo:language="ru" fo:country="RU" officeooo:rsid="001ab546" style:font-name-asian="Times New Roman1" style:font-size-asian="14pt" style:font-size-complex="14pt"/>
    </style:style>
    <style:style style:name="T4" style:family="text">
      <style:text-properties style:font-name="Times New Roman" fo:font-size="14pt" fo:language="ru" fo:country="RU" officeooo:rsid="001b6360" style:font-name-asian="Times New Roman1" style:font-size-asian="14pt" style:font-size-complex="14pt"/>
    </style:style>
    <style:style style:name="T5" style:family="text">
      <style:text-properties style:font-name="Times New Roman" fo:font-size="14pt" fo:language="ru" fo:country="RU" fo:font-weight="normal" style:font-name-asian="Times New Roman1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рактическая работа №1</text:span></text:p>
      <text:p text:style-name="P1"><text:span text:style-name="T1">студента группы К-12.1</text:span></text:p>
      <text:p text:style-name="P2"><text:span text:style-name="T1">Костюненко Алексей</text:span></text:p>
      <text:p text:style-name="P3"><text:span text:style-name="T1"><text:tab/>Задание: </text:span><text:span text:style-name="T5">разработать программу для поиска синтаксических ошибок в коде программы определенном языке программирования.</text:span></text:p>
      <text:p text:style-name="P2"><text:span text:style-name="T1">Ход работы:</text:span></text:p>
      <text:p text:style-name="P6"><text:span text:style-name="T1"><text:tab/>1. Выбор языка программирования, код на котором будет проверятся на ошибки.</text:span></text:p>
      <text:p text:style-name="P4"><text:span text:style-name="T1"><text:tab/>В качестве языка, код на котором будет тестироваться, был выбран lua. Данный выбор основан на характеристиках языка:</text:span></text:p>
      <text:list xml:id="list4383473699472930563" text:style-name="L2">
        <text:list-item>
          <text:p text:style-name="P5"><text:span text:style-name="T1">Легковестность</text:span><text:span text:style-name="T2">;</text:span></text:p>
        </text:list-item>
        <text:list-item>
          <text:p text:style-name="P5"><text:span text:style-name="T1">Простота и кон</text:span><text:span text:style-name="T2">еч</text:span><text:span text:style-name="T1">ная логика синтаксиса;</text:span></text:p>
        </text:list-item>
        <text:list-item>
          <text:p text:style-name="P5"><text:span text:style-name="T1">Возможно</text:span><text:span text:style-name="T2">сть компиляции и отладки на ходу;</text:span></text:p>
        </text:list-item>
        <text:list-item>
          <text:p text:style-name="P7"><text:span text:style-name="T1">Возможность встраиваемости (инеграции) в другие языки.</text:span></text:p>
        </text:list-item>
      </text:list>
      <text:p text:style-name="P9"><text:span text:style-name="T3"><text:tab/></text:span></text:p>
      <text:p text:style-name="P9"><text:span text:style-name="T3"><text:tab/>2. Выбор языка для написания программы.</text:span></text:p>
      <text:p text:style-name="P9"><text:span text:style-name="T3">Для написания программы был выбран язык программирования java, был выбран, так как является кроссплатформеным, имеет большую базу средств для разработки и выбран в качестве языка для написания диплома.</text:span></text:p>
      <text:p text:style-name="P9"><text:span text:style-name="T3"><text:tab/></text:span><text:span text:style-name="T4">3. </text:span></text:p>
      <text:p text:style-name="P9"><text:span text:style-name="T3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9:41:42.314451093</meta:creation-date>
    <dc:date>2017-09-06T22:27:50.142150776</dc:date>
    <meta:editing-duration>PT1H35M1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08" meta:character-count="782" meta:non-whitespace-character-count="685"/>
  </office:meta>
</office:document-meta>
</file>